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regard azuré et morne du blondin parcourait la triste cellule dans laquelle on l'avait laissé tandis qu'un nouveau soupir s'échappait de ses lèvres. Qu'est-ce qu'on s'ennuie, en prison. C'était la deuxième fois de sa vie qu'Elliot se retrouvait « derrière des barreaux ». Et la deuxième fois de la semaine, pour être même exact. De quoi remettre des choix de vie en question, si tant est qu'on s'en soucie un tant soit peu. Ce n'était pas le cas d'Elliot. Non, celui-ci ruminait comme un enfant puni au fond d'une geôle crasse, en crasse compagnie. La seule chose qui le contrariait dans sa situation n'était pas le fait d'être désormais connu des services de police -comme récidiviste qui plus est- ni les conséquences que pourraient avoir une incarcération sur sa réputation et l'entreprise familiale si l'histoire venait à se fuiter. Non, ce qui l'agaçait au plus haut point, c'était qu'il [i]se faisait chier[/i].</text:p>
      <text:p text:style-name="Standard"/>
      <text:p text:style-name="Standard">La dernière fois, son passage à l'office de police avait été éclair ; à peine avait-il eu prononcé son nom de famille que l'officier qui lui avait mis le grappin dessus le libérait sans autre forme de procès -littéralement-, non sans se répandre en pathétiques excuses au passage. Alors le bourgeois avait logiquement espéré que cette fois-ci se déroulerait de la même façon. Fut-ce à cause de sa récidive ou bien car sa seconde accusation était plus sérieuse que la première, hélas pour lui ce ne fut pas le cas et il se retrouvait donc condamné à croupir crassement dans une geôle crasse, en crasse compagnie. Nouveau soupir de lassitude.</text:p>
      <text:p text:style-name="Standard"/>
      <text:p text:style-name="Standard">Finalement, on vint le chercher. Un homme aux cheveux aussi blonds que les siens, probablement un peu plus vieux que lui. Elliot l'observa un instant. Ils avaient pratiquement le même regard, si ce n'était que celui du nouvel arrivant n'était pas usé par l'ennui, mais semblait plus élimé par des années de vie pénibles, marquantes, ou les deux. Le blondin -celui emprisonné, pas l'autre qui venait d'arriver- ne put retenir un rictus pas peu fier lorsque l'homme à la chevelure de paille -celui qui venait d'arriver, cette fois-ci- l'interpella sous la fonction de « Docteur ». Techniquement, il avait prodigué un remède à une petite et était selon toute vraisemblance digne de ce titre. Ou alors peut-être aurait-il besoin de revérifier la définition exacte de médecin. Les deux étaient aussi probables, à une vache près. En attendant, Elliot suivit sagement l'inspecteur jusqu'à ce qui semblait être un bureau -ou une salle d'interrogatoire particulièrement cosy.</text:p>
      <text:p text:style-name="Standard"/>
      <text:p text:style-name="Standard">Après avoir ouvert un calepin à l'usage inconnu, l'homme entama les hostilités par une non-question à laquelle l'aventurier mit quelques secondes à répondre, trop occupé qu'il était à décortiqué la pièce de son regard bleu et toujours aussi éteint. Lorsque après un moment il comprit qu'on attendait une réponse de sa part, il posa enfin ses yeux sur son interlocuteur, l'air d'abord surpris avant qu'une petite flamme de vie ne daigne finalement s'allumer au fond de ses iris.</text:p>
      <text:p text:style-name="Standard"/>
      <text:p text:style-name="Standard">-Oh pardon. Euh non, je l'ignorais. « Usurpation d'identité », vous y allez un peu fort vous ne croyez pas ?</text:p>
      <text:p text:style-name="Standard"/>
      <text:p text:style-name="Standard">Le manque consternant d'inquiétude dont faisait preuve Elliot témoignait avec ferveur de l'absence totale de discernement de ce dernier quant à la position dans laquelle il se trouvait. Pour lui, c'était un jeudi. Un peu chi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9T12:06:54.30</meta:creation-date>
    <dc:date>2020-10-19T12:48:24.50</dc:date>
    <meta:editing-duration>PT40M10S</meta:editing-duration>
    <meta:editing-cycles>160</meta:editing-cycles>
    <meta:generator>OpenOffice/4.1.7$Win32 OpenOffice.org_project/417m1$Build-9800</meta:generator>
    <meta:document-statistic meta:table-count="0" meta:image-count="0" meta:object-count="0" meta:page-count="1" meta:paragraph-count="6" meta:word-count="552" meta:character-count="3339"/>
  </office:meta>
</office:document-meta>
</file>